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(1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(1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 (11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paration (11:1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mountain (11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two men (1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ission (11:2-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mission (11:2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orders (11:2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obedience (11:4-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reparation (11:1-7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mountain (11:1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wo men (11:1b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ission (11:2-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ELEBRATION (11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reparation (11:1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arade (11:8-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arade (11:8-11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rowd prepares his path (11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rowd proclaims his praises (11:9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11:1-11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paration (11:1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arade (11:8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ELEBRATION (1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LEANSING (11:15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LEANSING (11:15-19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sus removes the money tables from the Temple (11: 15-16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sus rebukes the money takers in the Temple (11:17-19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sus rebukes the money takers in the Temple (11:17-19).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phecy (11: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lot (11:18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LEANSING (11:15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sus removes the money tables from the Temple (11: 15-16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sus rebukes the money takers in the Temple (11:17-1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MARK 11</text:span><text:span text:style-name="a608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CELEBRATION (11:1-1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CLEANSING (11:15-1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CURSING (11:12-14, 20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THE CURSING (11:12-14, 20-26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eason for this judgment (11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sults of this judgment (11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flection on this judgment (11:22-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11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ELEBRATION (11:1-1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LEANSING (11:15-1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URSING (11:12-14, 20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ONFLICT (11:27-33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CONFLICT (11:27-33):<text:s text:c="1"/></text:span><text:span text:style-name="a665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ir demand (11:27-28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fense (11:29-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ir dilemma (11:31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efeat (11:3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ir defeat (11:3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ir response (11:3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says (11:3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CONFLICT (11:27-33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ir demand (11:27-2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defense (11:29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ilemma (11:31-3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ir defeat (11:33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11</text:span><text:span text:style-name="a722" text:class-names=""/></text:p>
          </draw:text-box>
          <svg:title/>
          <svg:desc/>
        </draw:frame>
        <draw:frame draw:id="id120" presentation:style-name="a740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CELEBRATION (11:1-1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CLEANSING (1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CURSING (11:12-14, 20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THE CONFLICT (11:27-3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1</dc:title>
    <meta:initial-creator>David STRICKLAND</meta:initial-creator>
    <dc:creator>David STRICKLAND</dc:creator>
    <meta:creation-date>2020-02-22T19:30:22Z</meta:creation-date>
    <dc:date>2020-02-22T19:30:23Z</dc:date>
    <meta:template xlink:href="BibleStudy" xlink:type="simple"/>
    <meta:editing-cycles>1</meta:editing-cycles>
    <meta:editing-duration>PT0S</meta:editing-duration>
    <meta:document-statistic meta:paragraph-count="67" meta:word-count="419"/>
  </office:meta>
</office:document-meta>
</file>